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paragraph-rsid="001bd45b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1bd45b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21dd09" style:font-size-asian="14pt" style:font-weight-asian="normal" style:font-size-complex="14pt" style:font-weight-complex="normal"/>
    </style:style>
    <style:style style:name="T1" style:family="text">
      <style:text-properties officeooo:rsid="001d8554"/>
    </style:style>
    <style:style style:name="T2" style:family="text">
      <style:text-properties officeooo:rsid="00224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胡那普和席巴蘭克召喚至席巴巴</text:p>
      <text:p text:style-name="P1"/>
      <text:p text:style-name="P2">他們到球場打球，玩得不亦樂乎。他們在那裡玩了好長一陣子，將父親的球場累積許久的塵埃一掃而空。</text:p>
      <text:p text:style-name="P2"/>
      <text:p text:style-name="P2">然後席巴巴的領主們聽見了：</text:p>
      <text:p text:style-name="P2">「又有誰開始在咱們頭上玩球了。竟敢在上頭又踩又跳的，難道他們沒有半點愧疚嗎？一胡那普和七胡那普不就是因為自以為比我們了不起，才會落得一死嗎？咱們再去把那些傢伙傳喚過來。」一死、七死以及其他領主們同聲說道。</text:p>
      <text:p text:style-name="P2"/>
      <text:p text:style-name="P3">「去把他們叫到這兒來。」他們對信使下令。「告訴他們：『領主有令，他們必須前來。我們要和他們鬥球，在七天內一決雌雄。』你們去見他們的時候就這麼說。」信使如是受命。</text:p>
      <text:p text:style-name="P3"/>
      <text:p text:style-name="P3">於是信使們沿著寬敞大道，一路直達男孩們的家裡。信使們闖入家中，只見祖母一人，這時男孩們還在球場玩球。</text:p>
      <text:p text:style-name="P3"/>
      <text:p text:style-name="P3">「領主們有令：『他們一定要來。』」信使宣告。</text:p>
      <text:p text:style-name="P3">接著他們設下期限：</text:p>
      <text:p text:style-name="P3">「務必於七日之內赴會。」<text:span text:style-name="T1">Xmucane得此通知。</text:span></text:p>
      <text:p text:style-name="P3">「好的。」祖母答道。「信使大人們，他們會應邀前往。」</text:p>
      <text:p text:style-name="P3"/>
      <text:p text:style-name="P3">信使們離開了，徒留悲傷不已的祖母：</text:p>
      <text:p text:style-name="P3">「我該如何向我的孫子們坦白這件事？那些東西不就是從席巴巴來的？他們就像以前那樣到這裡傳喚，然後我孫子們的父親兩人就去送死了。」祖母說。</text:p>
      <text:p text:style-name="P3"/>
      <text:p text:style-name="P3">祖母獨自一人在屋內泣不成聲。</text:p>
      <text:p text:style-name="P3"/>
      <text:p text:style-name="P3">這時一隻蝨子落在她身上，讓她癢了起來，於是祖母將蝨子拎到掌上。蝨子便在她手上遊走竄動。</text:p>
      <text:p text:style-name="P3"/>
      <text:p text:style-name="P3">「我的孫啊」她問向蝨子「能否拜託你代我到球場知會我那兩個孫子？」</text:p>
      <text:p text:style-name="P3"/>
      <text:p text:style-name="P3">於是牠受託轉達如下內容：</text:p>
      <text:p text:style-name="P3"><text:soft-page-break/>「你們的祖母要我代為傳話請你們動身赴會。席巴巴的使者說了：『他們得在七日之內過來。』你們祖母這麼說的。」</text:p>
      <text:p text:style-name="P3"/>
      <text:p text:style-name="P5">蝨子沿著道路奔赴球場，這時有一隻年輕的公蟾蜍坐在路上，其名為塔馬祖爾。</text:p>
      <text:p text:style-name="P5"/>
      <text:p text:style-name="P5">蟾蜍問蝨子：「你要去哪裡？」</text:p>
      <text:p text:style-name="P5">「我要去找兩位男孩轉達我肚裏的口信。」蝨子回答。</text:p>
      <text:p text:style-name="P5"/>
      <text:p text:style-name="P5">「好的，但我看你走得不怎麼快。」蟾蜍說道。「要不你到我的嘴裡來搭個便車？讓你瞧瞧我的速度，咱們很快就能抵達了。」</text:p>
      <text:p text:style-name="P5">蝨子回道：「那再好不過了。」</text:p>
      <text:p text:style-name="P5"/>
      <text:p text:style-name="P5">於是蝨子安坐在蟾蜍的舌頭，讓牠蹦蹦跳跳趕起路來。然而牠移動得不快。接著牠遇見一條大蛇，名為白命。</text:p>
      <text:p text:style-name="P5"/>
      <text:p text:style-name="P5">白命問道：「塔馬祖爾<text:span text:style-name="T2">BOY，你要上哪去？</text:span>」</text:p>
      <text:p text:style-name="P5">「我要去捎個口信，它就在我肚裡面。」蟾蜍回答大蛇。</text:p>
      <text:p text:style-name="P5">「不過我看你走得挺慢的，也許我可以更快到達目的地。」大蛇又說。</text:p>
      <text:p text:style-name="P5">蟾蜍便說：「就這麼辦。」</text:p>
      <text:p text:style-name="P5">於是蟾蜍就被大蛇吞下。大蛇就這麼飽餐了一頓，直到今日蛇仍然會吞食蟾蜍。</text:p>
      <text:p text:style-name="P5"/>
      <text:p text:style-name="P5">大蛇快速地移動身子趕路，然後牠遇到了一隻巨大的笑隼。蛇又被大隼一口吞下，之後隼鳥飛到了球場上空。大隼於是填飽了肚子，時至今日鷹隼仍會在山裡獵食蛇類。</text:p>
      <text:p text:style-name="P5"/>
      <text:p text:style-name="P5">大隼鳥抵達之後，在球場邊歇個腳，此時胡那普和席巴蘭克在球場玩得正起勁。</text:p>
      <text:p text:style-name="P5">然後大隼叫了幾聲：</text:p>
      <text:p text:style-name="P5">「哇扣！哇扣！」</text:p>
      <text:p text:style-name="P5">「是什麼東西在叫囂？快用上咱們的吹箭！」男孩們說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09:18:06.386292128</meta:creation-date>
    <dc:date>2019-09-29T16:55:33.589804290</dc:date>
    <meta:editing-duration>PT26M38S</meta:editing-duration>
    <meta:editing-cycles>4</meta:editing-cycles>
    <meta:generator>LibreOffice/6.2.6.2$Linux_X86_64 LibreOffice_project/20$Build-2</meta:generator>
    <meta:document-statistic meta:table-count="0" meta:image-count="0" meta:object-count="0" meta:page-count="2" meta:paragraph-count="33" meta:word-count="1082" meta:character-count="1090" meta:non-whitespace-character-count="1090"/>
  </office:meta>
</office:document-meta>
</file>